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9448" calcext:value-type="float">
            <text:p>9448</text:p>
          </table:table-cell>
          <table:table-cell table:style-name="ce22" office:value-type="float" office:value="8338" calcext:value-type="float">
            <text:p>8338</text:p>
          </table:table-cell>
          <table:table-cell table:style-name="ce22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4" table:style-name="ce15" office:value-type="float" office:value="1" calcext:value-type="float">
            <text:p>1.00</text:p>
          </table:table-cell>
          <table:table-cell table:style-name="ce15" table:number-columns-repeated="6"/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21396" calcext:value-type="float">
            <text:p>21396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7046" calcext:value-type="float">
            <text:p>7046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2402" calcext:value-type="float">
            <text:p>2402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21575" calcext:value-type="float">
            <text:p>21575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9448" calcext:value-type="float">
            <text:p>9448</text:p>
          </table:table-cell>
          <table:table-cell table:style-name="ce16" table:formula="of:=SUM([.G8:.G9])" office:value-type="float" office:value="0" calcext:value-type="float">
            <text:p>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7058" calcext:value-type="float">
            <text:p>7058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9448" calcext:value-type="float">
            <text:p>9448</text:p>
          </table:table-cell>
          <table:table-cell table:style-name="ce16" office:value-type="float" office:value="8338" calcext:value-type="float">
            <text:p>8338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14517" calcext:value-type="float">
            <text:p>14517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21575" calcext:value-type="float">
            <text:p>21575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9448" calcext:value-type="float">
            <text:p>9448</text:p>
          </table:table-cell>
          <table:table-cell table:style-name="ce16" table:formula="of:=SUM([.G12:.G17])" office:value-type="float" office:value="8338" calcext:value-type="float">
            <text:p>8338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480" calcext:value-type="float">
            <text:p>480</text:p>
          </table:table-cell>
          <table:table-cell table:number-columns-repeated="2" table:style-name="ce16" office:value-type="float" office:value="370" calcext:value-type="float">
            <text:p>37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14764" calcext:value-type="float">
            <text:p>1476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6120" calcext:value-type="float">
            <text:p>6120</text:p>
          </table:table-cell>
          <table:table-cell table:style-name="ce16" office:value-type="float" office:value="5270" calcext:value-type="float">
            <text:p>5270</text:p>
          </table:table-cell>
          <table:table-cell table:style-name="ce16" table:number-columns-repeated="6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5926" calcext:value-type="float">
            <text:p>5926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589" calcext:value-type="float">
            <text:p>2589</text:p>
          </table:table-cell>
          <table:table-cell table:style-name="ce16" office:value-type="float" office:value="2329" calcext:value-type="float">
            <text:p>2329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479" calcext:value-type="float">
            <text:p>479</text:p>
          </table:table-cell>
          <table:table-cell table:number-columns-repeated="2" table:style-name="ce16" office:value-type="float" office:value="369" calcext:value-type="float">
            <text:p>369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21575" calcext:value-type="float">
            <text:p>21575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9448" calcext:value-type="float">
            <text:p>9448</text:p>
          </table:table-cell>
          <table:table-cell table:style-name="ce16" table:formula="of:=SUM([.G20:.G24])" office:value-type="float" office:value="8338" calcext:value-type="float">
            <text:p>8338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6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6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1:51:19.26636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2:11:02.992522589</dc:date>
    <meta:editing-duration>PT2H49M35S</meta:editing-duration>
    <meta:editing-cycles>42</meta:editing-cycles>
    <meta:generator>LibreOffice/6.4.7.2$Linux_X86_64 LibreOffice_project/40$Build-2</meta:generator>
    <meta:print-date>2023-06-07T01:29:12.391077263</meta:print-date>
    <meta:document-statistic meta:table-count="1" meta:cell-count="193" meta:object-count="0"/>
  </office:meta>
</office:document-meta>
</file>